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Ratio H1/H</text:p>
          </table:table-cell>
          <table:table-cell office:value-type="string">
            <text:p>Sharp-crested weir</text:p>
          </table:table-cell>
          <table:table-cell office:value-type="string">
            <text:p>Broad-crested weir</text:p>
          </table:table-cell>
          <table:table-cell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987704785">
            <text:p>0,987704785</text:p>
          </table:table-cell>
          <table:table-cell office:value-type="float" office:value="1">
            <text:p>1</text:p>
          </table:table-cell>
          <table:table-cell>
            <draw:frame table:end-cell-address="Feuille1.K23" table:end-x="1.885cm" table:end-y="0.051cm" draw:z-index="0" draw:style-name="gr1" draw:text-style-name="P1" svg:width="16.004cm" svg:height="8.998cm" svg:x="1.688cm" svg:y="0.094cm">
              <draw:object draw:notify-on-update-of-ranges="Feuille1.A2:Feuille1.A13 Feuille1.A2:Feuille1.A13 Feuille1.B1:Feuille1.B1 Feuille1.B2:Feuille1.B13 Feuille1.A2:Feuille1.A13 Feuille1.C1:Feuille1.C1 Feuille1.C2:Feui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0.964568999">
            <text:p>0,96456899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0.933224324">
            <text:p>0,93322432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893783665">
            <text:p>0,89378366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845386046">
            <text:p>0,8453860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786125385">
            <text:p>0,78612538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0.712330561">
            <text:p>0,71233056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5">
            <text:p>0,75</text:p>
          </table:table-cell>
          <table:table-cell office:value-type="float" office:value="0.667875941">
            <text:p>0,66787594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0.616307047">
            <text:p>0,61630704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5">
            <text:p>0,85</text:p>
          </table:table-cell>
          <table:table-cell office:value-type="float" office:value="0.554659798">
            <text:p>0,554659798</text:p>
          </table:table-cell>
          <table:table-cell office:value-type="float" office:value="0.9375">
            <text:p>0,9375</text:p>
          </table:table-cell>
          <table:table-cell/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0.476966216">
            <text:p>0,476966216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00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Coulet</meta:initial-creator>
    <meta:creation-date>2018-11-09T17:28:24.68</meta:creation-date>
    <dc:date>2018-11-16T00:39:55.89</dc:date>
    <dc:creator>Christophe Coulet</dc:creator>
    <meta:editing-duration>PT14M55S</meta:editing-duration>
    <meta:editing-cycles>6</meta:editing-cycles>
    <meta:generator>OpenOffice/4.1.3$Win32 OpenOffice.org_project/413m1$Build-9783</meta:generator>
    <meta:document-statistic meta:table-count="3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1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99cm" xlink:href=".." xlink:type="simple" chart:class="chart:scatter" chart:column-mapping="0 1" chart:style-name="ch1">
        <chart:legend svg:x="2.133cm" svg:y="6.231cm" style:legend-expansion="custom" chartooo:width="4.542cm" chartooo:height="1.107cm" style:legend-expansion-aspect-ratio="4.1029810298103" chart:style-name="ch2"/>
        <chart:plot-area chart:style-name="ch3" table:cell-range-address="Feuille1.A1:Feuille1.C13" chart:data-source-has-labels="both" svg:x="1.018cm" svg:y="0.321cm" svg:width="14.585cm" svg:height="7.804cm">
          <chartooo:coordinate-region svg:x="1.756cm" svg:y="0.321cm" svg:width="13.847cm" svg:height="7.151cm"/>
          <chart:axis chart:dimension="x" chart:name="primary-x" chart:style-name="ch4" chartooo:axis-type="auto">
            <chart:title svg:x="7.175cm" svg:y="8.237cm" chart:style-name="ch5">
              <text:p>Ratio H1/H</text:p>
            </chart:title>
            <chart:categories table:cell-range-address="Feuille1.A2:Feuille1.A13"/>
            <chart:grid chart:style-name="ch6" chart:class="major"/>
          </chart:axis>
          <chart:axis chart:dimension="y" chart:name="primary-y" chart:style-name="ch4">
            <chart:title svg:x="0cm" svg:y="4.447cm" chart:style-name="ch7">
              <text:p>K</text:p>
            </chart:title>
            <chart:grid chart:style-name="ch6" chart:class="major"/>
          </chart:axis>
          <chart:series chart:style-name="ch8" chart:values-cell-range-address="Feuille1.B2:Feuille1.B13" chart:label-cell-address="Feuille1.B1:Feuille1.B1" chart:class="chart:scatter">
            <chart:domain table:cell-range-address="Feuille1.A2:Feuille1.A13"/>
            <chart:data-point chart:repeated="12"/>
          </chart:series>
          <chart:series chart:style-name="ch9" chart:values-cell-range-address="Feuille1.C2:Feuille1.C13" chart:label-cell-address="Feuille1.C1:Feuille1.C1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harp-crested weir</text:p>
                <draw:g>
                  <svg:desc>Feuille1.B1:Feuille1.B1</svg:desc>
                </draw:g>
              </table:table-cell>
              <table:table-cell office:value-type="string">
                <text:p>Broad-crested weir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le1.A2:Feuille1.A13</svg:desc>
                </draw:g>
              </table:table-cell>
              <table:table-cell office:value-type="float" office:value="0.1">
                <text:p>0.1</text:p>
                <draw:g>
                  <svg:desc>Feuille1.A2:Feuille1.A13</svg:desc>
                </draw:g>
              </table:table-cell>
              <table:table-cell office:value-type="float" office:value="0.987704785">
                <text:p>0.987704785</text:p>
                <draw:g>
                  <svg:desc>Feuille1.B2:Feuille1.B13</svg:desc>
                </draw:g>
              </table:table-cell>
              <table:table-cell office:value-type="float" office:value="1">
                <text:p>1</text:p>
                <draw:g>
                  <svg:desc>Feuille1.C2:Feuille1.C1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964568999">
                <text:p>0.964568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33224324">
                <text:p>0.933224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893783665">
                <text:p>0.893783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5386046">
                <text:p>0.845386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786125385">
                <text:p>0.78612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12330561">
                <text:p>0.712330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667875941">
                <text:p>0.667875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616307047">
                <text:p>0.616307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554659798">
                <text:p>0.55465979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476966216">
                <text:p>0.4769662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